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style>
    <style:style style:name="P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336699" style:font-name="Roboto Condensed" fo:font-size="22.5pt" fo:letter-spacing="normal" fo:font-style="normal" fo:font-weight="bold"/>
    </style:style>
    <style:style style:name="P3" style:family="paragraph" style:parent-style-name="Heading_20_4">
      <style:paragraph-properties fo:line-height="100%"/>
      <style:text-properties fo:font-variant="normal" fo:text-transform="none" fo:color="#336699" style:font-name="Roboto Condensed" fo:font-size="22.5pt" fo:letter-spacing="normal" fo:font-style="normal" fo:font-weight="bold"/>
    </style:style>
    <style:style style:name="P4" style:family="paragraph" style:parent-style-name="Standard">
      <style:paragraph-properties fo:margin-top="0in" fo:margin-bottom="0.1146in" fo:line-height="100%" fo:widows="1"/>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7"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8"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9"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10" style:family="paragraph" style:parent-style-name="Text_20_body">
      <style:paragraph-properties fo:margin-top="0in" fo:margin-bottom="0.1146in" fo:line-height="100%" fo:widows="1"/>
    </style:style>
    <style:style style:name="P11" style:family="paragraph" style:parent-style-name="Text_20_body" style:list-style-name="L1">
      <style:paragraph-properties fo:margin-top="0in" fo:margin-bottom="0.1146in" fo:line-height="100%" fo:widows="1"/>
    </style:style>
    <style:style style:name="P12" style:family="paragraph" style:parent-style-name="Text_20_body">
      <style:paragraph-properties fo:margin-top="0in" fo:margin-bottom="0.1146in" fo:line-height="100%" fo:widows="1"/>
      <style:text-properties fo:color="#336699"/>
    </style:style>
    <style:style style:name="P13"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14" style:family="paragraph" style:parent-style-name="Text_20_body">
      <style:paragraph-properties fo:margin-left="0in" fo:margin-right="0in" fo:margin-top="0in" fo:margin-bottom="0.1146in" fo:line-height="100%" fo:widows="1" fo:text-indent="0in" style:auto-text-indent="false"/>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fo:font-weight="normal" style:font-size-asian="14pt" style:font-style-asian="normal" style:font-size-complex="14pt" style:font-style-complex="normal"/>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T6" style:family="text">
      <style:text-properties fo:font-variant="normal" fo:text-transform="none" fo:color="#4a4a4a" style:font-name="Roboto" fo:font-size="12pt" fo:letter-spacing="normal" fo:font-style="italic" fo:font-weight="normal" style:font-size-asian="14pt" style:font-style-asian="italic" style:font-size-complex="14pt" style:font-style-complex="italic"/>
    </style:style>
    <style:style style:name="T7" style:family="text">
      <style:text-properties fo:font-variant="normal" fo:text-transform="none" fo:color="#051c37" style:font-name="Roboto Condensed" fo:font-size="22.5pt" fo:letter-spacing="normal" fo:font-style="normal"/>
    </style:style>
    <style:style style:name="T8" style:family="text">
      <style:text-properties fo:font-variant="normal" fo:text-transform="none" fo:color="#800000" style:font-name="Roboto" fo:font-size="14pt" fo:letter-spacing="normal" fo:font-style="normal" fo:font-weight="normal" style:font-size-asian="14pt" style:font-size-complex="14pt"/>
    </style:style>
    <style:style style:name="T9" style:family="text">
      <style:text-properties fo:font-variant="normal" fo:text-transform="none" fo:color="#3333ff" style:font-name="Roboto" fo:font-size="12pt" fo:letter-spacing="normal" fo:font-style="normal" fo:font-weight="normal" style:font-size-asian="14pt" style:font-size-complex="14pt"/>
    </style:style>
    <style:style style:name="T10" style:family="text">
      <style:text-properties fo:font-variant="normal" fo:text-transform="none" fo:color="#3333ff" style:font-name="Roboto" fo:font-size="12pt" fo:letter-spacing="normal" fo:font-style="normal" style:text-underline-style="none" fo:font-weight="normal" style:font-size-asian="14pt" style:font-size-complex="14pt"/>
    </style:style>
    <style:style style:name="T11"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12" style:family="text">
      <style:text-properties fo:font-variant="normal" fo:text-transform="none" fo:color="#ff6600" style:font-name="Roboto" fo:font-size="12pt" fo:letter-spacing="normal" fo:font-style="normal" style:text-underline-style="none" fo:font-weight="normal" style:font-size-asian="14pt" style:font-style-asian="normal" style:font-size-complex="14pt" style:font-style-complex="normal"/>
    </style:style>
    <style:style style:name="T13" style:family="text">
      <style:text-properties fo:font-variant="normal" fo:text-transform="none" style:font-name="Roboto" fo:font-size="14pt" fo:letter-spacing="normal" fo:font-style="normal" fo:font-weight="normal" style:font-size-asian="14pt" style:font-size-complex="14pt"/>
    </style:style>
    <style:style style:name="T14" style:family="text">
      <style:text-properties fo:font-variant="normal" fo:text-transform="none" fo:color="#336699" style:font-name="Roboto Condensed" fo:font-size="22.5pt" fo:letter-spacing="normal" fo:font-style="normal"/>
    </style:style>
    <style:style style:name="T15"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span text:style-name="T14">The Program:</text:span><text:span text:style-name="T7"> </text:span></text:h>
      <text:list xml:id="list1440772941564587583" text:style-name="L1">
        <text:list-header>
          <text:p text:style-name="P7">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in the set {10, 20, 50, 100, 250, 500, 1000} as long as he has sufficient funds. He can not bet more than he has. When the player looses all his chip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p text:style-name="P9"/>
      <text:p text:style-name="P9">STL container uses:</text:p>
      <text:list xml:id="list21244696" text:continue-numbering="true" text:style-name="L1">
        <text:list-header>
          <text:p text:style-name="P8">std::map&lt;string, int&gt; cards;</text:p>
          <text:list>
            <text:list-item>
              <text:list>
                <text:list-header>
                  <text:p text:style-name="P7">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1"><text:span text:style-name="T8">std::queue&lt;cards&gt; deck; </text:span><text:span text:style-name="T1"><text:tab/></text:span></text:p>
          <text:list>
            <text:list-item>
              <text:list>
                <text:list-header>
                  <text:p text:style-name="P7">Copy and insert the 52 cards held in map 6 times using a for loop. This will be the 312 cards. Pops off top card to go to player.</text:p>
                  <text:p text:style-name="P7">After the round, the cards are pushed to the back of the deck. Aces are reset to value 11. Once the delimiter card is reached the deck is reshuffled. <text:tab/></text:p>
                </text:list-header>
              </text:list>
            </text:list-item>
          </text:list>
        </text:list-header>
      </text:list>
      <text:p text:style-name="P10"><text:span text:style-name="T2"><text:tab/><text:tab/></text:span><text:span text:style-name="T8">std::list&lt;cards&gt; player_hand, computer_hand;</text:span></text:p>
      <text:p text:style-name="P6"><text:tab/><text:tab/><text:tab/>holds the cards in the current hand for player and dealer. Emptied at end <text:tab/><text:tab/><text:tab/><text:tab/>of round. </text:p>
      <text:p text:style-name="P10"><text:tab/><text:tab/><text:span text:style-name="T8">std::set&lt;int&gt; chips {10, 20, 50, 100, 250, 500, 1000}</text:span></text:p>
      <text:p text:style-name="P10"><text:span text:style-name="T8"><text:tab/><text:tab/><text:tab/></text:span><text:span text:style-name="T2">holds the chip values available for bets. <text:s/></text:span></text:p>
      <text:p text:style-name="P12"><text:soft-page-break/><text:span text:style-name="T13">classes:</text:span></text:p>
      <text:p text:style-name="P10"><text:span text:style-name="T8"><text:tab/></text:span><text:span text:style-name="T9">class Dealer </text:span><text:span text:style-name="T8"><text:s/></text:span></text:p>
      <text:p text:style-name="P10"><text:span text:style-name="T8"><text:tab/><text:tab/></text:span><text:span text:style-name="T11">private</text:span><text:span text:style-name="T8"> </text:span><text:span text:style-name="T11">member variables</text:span><text:span text:style-name="T2"><text:tab/><text:tab/></text:span></text:p>
      <text:p text:style-name="P4"><text:span text:style-name="T2"><text:tab/><text:tab/><text:tab/>map&lt;card_name: string, card_value : int&gt; cards;</text:span></text:p>
      <text:p text:style-name="P5"><text:tab/><text:tab/><text:tab/>queue&lt;<text:span text:style-name="T15">cards : map</text:span>&gt; the deck of cards;<text:tab/></text:p>
      <text:p text:style-name="P10"><text:span text:style-name="T2"><text:tab/><text:tab/><text:tab/>list&lt;</text:span><text:span text:style-name="T3">cards : map</text:span><text:span text:style-name="T2">&gt; dealer's current cards;</text:span></text:p>
      <text:p text:style-name="P10"><text:span text:style-name="T2"><text:s text:c="6"/><text:tab/><text:tab/><text:tab/>std::set&lt;chip_value : int&gt; chips {10, 20, 50, 100, 250, 500, 1000, 5000};</text:span></text:p>
      <text:p text:style-name="P10"><text:span text:style-name="T2"><text:tab/><text:tab/><text:tab/>int dealer's total card value;</text:span></text:p>
      <text:p text:style-name="P10"><text:span text:style-name="T2"><text:tab/><text:tab/><text:tab/>int currentBet;<text:tab/><text:tab/></text:span></text:p>
      <text:p text:style-name="P10"><text:span text:style-name="T4"><text:tab/><text:tab/></text:span><text:span text:style-name="T11">private: member functions<text:tab/><text:tab/><text:tab/><text:tab/></text:span></text:p>
      <text:p text:style-name="P10"><text:span text:style-name="T12"><text:tab/><text:tab/><text:tab/></text:span><text:span text:style-name="T5">loose() : void; deduct chips</text:span></text:p>
      <text:p text:style-name="P10"><text:span text:style-name="T5"><text:tab/><text:tab/><text:tab/>win() : void; add chips</text:span></text:p>
      <text:p text:style-name="P10"><text:span text:style-name="T2"><text:tab/><text:tab/></text:span><text:span text:style-name="T11">public: member functions<text:tab/><text:tab/><text:tab/></text:span></text:p>
      <text:p text:style-name="P10"><text:span text:style-name="T11"><text:tab/><text:tab/><text:tab/></text:span><text:span text:style-name="T4">giveCard() : *map; checks for bust before return. If bust call loose()</text:span><text:span text:style-name="T11"><text:tab/></text:span></text:p>
      <text:p text:style-name="P10"><text:span text:style-name="T11"><text:tab/><text:tab/><text:tab/></text:span><text:span text:style-name="T4">takeBet(int betAmount);</text:span><text:span text:style-name="T11"><text:tab/><text:tab/></text:span></text:p>
      <text:p text:style-name="P10"><text:span text:style-name="T8"><text:tab/></text:span><text:span text:style-name="T9">class Player</text:span></text:p>
      <text:p text:style-name="P10"><text:span text:style-name="T2"><text:tab/><text:tab/></text:span><text:span text:style-name="T11">private member variables</text:span></text:p>
      <text:p text:style-name="P10"><text:span text:style-name="T2"><text:tab/><text:tab/><text:tab/>list&lt;</text:span><text:span text:style-name="T6">cards</text:span><text:span text:style-name="T2">&gt; current cards;</text:span></text:p>
      <text:p text:style-name="P10"><text:span text:style-name="T2"><text:tab/><text:tab/><text:tab/>int player's total card value;</text:span></text:p>
      <text:p text:style-name="P10"><text:span text:style-name="T2"><text:tab/><text:tab/><text:tab/>player's total money account = starts at $1000;<text:tab/><text:tab/></text:span></text:p>
      <text:p text:style-name="P10"><text:span text:style-name="T2"><text:tab/><text:tab/></text:span><text:span text:style-name="T11">member functions</text:span></text:p>
      <text:p text:style-name="P10"><text:span text:style-name="T11"><text:tab/><text:tab/><text:tab/></text:span><text:span text:style-name="T4">placeBet(int choice) : void <text:s text:c="4"/>choice parameter indicates index of the set <text:tab/><text:tab/><text:tab/><text:tab/><text:tab/><text:tab/><text:tab/><text:tab/> <text:s text:c="2"/>variable. The amount is automatically <text:tab/><text:tab/><text:tab/><text:tab/><text:tab/><text:tab/><text:tab/><text:tab/><text:tab/> <text:s text:c="2"/>deducted from the players account. If the <text:tab/><text:tab/><text:tab/><text:tab/><text:tab/><text:tab/><text:tab/><text:tab/> <text:s text:c="2"/>player wins he gets the money back *2. Else <text:tab/><text:tab/><text:tab/><text:tab/><text:tab/><text:tab/><text:tab/> <text:s text:c="2"/>he looses the bet. <text:s/></text:span></text:p>
      <text:p text:style-name="P10"><text:span text:style-name="T4"/></text:p>
      <text:p text:style-name="P10"><text:span text:style-name="T10"><text:tab/>class Display</text:span></text:p>
      <text:h text:style-name="P3" text:outline-level="4"><text:soft-page-break/></text:h>
      <text:h text:style-name="P3" text:outline-level="4"/>
      <text:h text:style-name="P3" text:outline-level="4"/>
      <text:h text:style-name="P3" text:outline-level="4"/>
      <text:h text:style-name="P3" text:outline-level="4">The Pack</text:h>
      <text:p text:style-name="P13">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2" text:outline-level="4">Object of the Game</text:h>
      <text:p text:style-name="P13">Each participant attempts to beat the dealer by getting a count as close to 21 as possible, without going over 21.</text:p>
      <text:h text:style-name="P2" text:outline-level="4">Card Values/Scoring</text:h>
      <text:p text:style-name="P13">It is up to each individual player if an ace is worth 1 or 11. Face cards are 10 and any other card is its pip value.</text:p>
      <text:h text:style-name="P2" text:outline-level="4">Betting</text:h>
      <text:p text:style-name="P13">Before the deal begins, each player places a bet, in chips, in front of him in the designated area. Minimum and maximum limits are established on the betting, and the general limits are from $2 to $500.</text:p>
      <text:h text:style-name="P2" text:outline-level="4">The Shuffle and Cut</text:h>
      <text:p text:style-name="P13">The dealer thoroughly shuffles portions of the pack until all the cards have been mixed and 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2" text:outline-level="4"><text:soft-page-break/>The Deal</text:h>
      <text:p text:style-name="P13">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2" text:outline-level="4">Naturals</text:h>
      <text:p text:style-name="P13">If a player's first two cards are an ace and a "ten-card" (a picture card or 10), giving him a 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13">If the dealer's face-up card is a ten-card or an ace, he looks at his face-down card to see if the two cards make a natural. If the face-up card is not a ten-card or an ace, he does not look at the face-down card until it is the dealer's turn to play.</text:p>
      <text:h text:style-name="P2" text:outline-level="4">The Play</text:h>
      <text:p text:style-name="P13">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13">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2" text:outline-level="4">The Dealer's Play</text:h>
      <text:p text:style-name="P13">When the dealer has served every player, his face-down card is turned up. If the total is 17 or 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text:soft-page-break/>player always has the option of taking one or more cards.</text:p>
      <text:h text:style-name="P2" text:outline-level="4">Signaling Intentions</text:h>
      <text:p text:style-name="P13">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2" text:outline-level="4">Splitting Pairs</text:h>
      <text:p text:style-name="P13">If a player's first two cards are of the same denomination, such as two jacks or two sixes, he 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2" text:outline-level="4">Doubling Down</text:h>
      <text:p text:style-name="P13">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2" text:outline-level="4">Insurance</text:h>
      <text:p text:style-name="P13">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2" text:outline-level="4"><text:soft-page-break/>Settlement</text:h>
      <text:p text:style-name="P13">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2" text:outline-level="4">Reshuffling</text:h>
      <text:p text:style-name="P13">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2" text:outline-level="4">Basic Strategy</text:h>
      <text:p text:style-name="P13">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13">With a soft hand, the general strategy is to keep hitting until a total of at least 18 is reached. Thus, with an ace and a six (7 or 17), the player would not stop at 17, but would hit.</text:p>
      <text:p text:style-name="P13">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13">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n-card, or ace. Finally, 6s should not be split unless the dealer's card is poor (2 through 6).</text:p>
      <text:p text:style-name="P14"><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03T01:06:01.84</dc:date>
    <dc:creator>Richard Shatz</dc:creator>
    <meta:editing-duration>PT9H26M26S</meta:editing-duration>
    <meta:editing-cycles>9</meta:editing-cycles>
    <meta:generator>OpenOffice/4.1.2$Win32 OpenOffice.org_project/412m3$Build-9782</meta:generator>
    <meta:document-statistic meta:table-count="0" meta:image-count="0" meta:object-count="0" meta:page-count="6" meta:paragraph-count="73" meta:word-count="2449" meta:character-count="12870"/>
  </office:meta>
</office:document-meta>
</file>